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ManagementPRojet" style:family="table">
      <style:table-properties style:width="17cm" table:align="margins"/>
    </style:style>
    <style:style style:name="ManagementPRojet.A" style:family="table-column">
      <style:table-column-properties style:column-width="8.5cm" style:rel-column-width="32767*"/>
    </style:style>
    <style:style style:name="ManagementPRojet.B" style:family="table-column">
      <style:table-column-properties style:column-width="8.5cm" style:rel-column-width="32768*"/>
    </style:style>
    <style:style style:name="ManagementPRojet.A1" style:family="table-cell">
      <style:table-cell-properties fo:padding="0.097cm" fo:border="0.05pt solid #000000"/>
    </style:style>
    <style:style style:name="ManagementPRojet.A2" style:family="table-cell">
      <style:table-cell-properties fo:padding="0.097cm" fo:border-left="0.05pt solid #000000" fo:border-right="none" fo:border-top="none" fo:border-bottom="0.05pt solid #000000"/>
    </style:style>
    <style:style style:name="ManagementPRojet.B2" style:family="table-cell">
      <style:table-cell-properties fo:padding="0.097cm" fo:border-left="0.05pt solid #000000" fo:border-right="0.05pt solid #000000" fo:border-top="none" fo:border-bottom="0.05pt solid #000000"/>
    </style:style>
    <style:style style:name="Tableau1" style:family="table">
      <style:table-properties style:width="17cm" table:align="margins"/>
    </style:style>
    <style:style style:name="Tableau1.A" style:family="table-column">
      <style:table-column-properties style:column-width="5.667cm" style:rel-column-width="21845*"/>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au2" style:family="table">
      <style:table-properties style:width="17cm" table:align="margins"/>
    </style:style>
    <style:style style:name="Tableau2.A" style:family="table-column">
      <style:table-column-properties style:column-width="4.249cm" style:rel-column-width="16383*"/>
    </style:style>
    <style:style style:name="Tableau2.D" style:family="table-column">
      <style:table-column-properties style:column-width="4.251cm" style:rel-column-width="16386*"/>
    </style:style>
    <style:style style:name="Tableau2.A1" style:family="table-cell">
      <style:table-cell-properties fo:padding="0.097cm" fo:border-left="0.05pt solid #000000" fo:border-right="none" fo:border-top="0.05pt solid #000000" fo:border-bottom="0.05pt solid #000000"/>
    </style:style>
    <style:style style:name="Tableau2.D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122cb2" officeooo:paragraph-rsid="00122cb2"/>
    </style:style>
    <style:style style:name="P2" style:family="paragraph" style:parent-style-name="Standard">
      <style:text-properties officeooo:rsid="00122cb2" officeooo:paragraph-rsid="0015fe26"/>
    </style:style>
    <style:style style:name="P3" style:family="paragraph" style:parent-style-name="Standard">
      <style:text-properties officeooo:rsid="0015fe26" officeooo:paragraph-rsid="0015fe26"/>
    </style:style>
    <style:style style:name="P4" style:family="paragraph" style:parent-style-name="Standard">
      <style:text-properties officeooo:rsid="001677d0" officeooo:paragraph-rsid="001677d0"/>
    </style:style>
    <style:style style:name="P5" style:family="paragraph" style:parent-style-name="Standard">
      <style:text-properties officeooo:rsid="001677d0" officeooo:paragraph-rsid="0023402d"/>
    </style:style>
    <style:style style:name="P6" style:family="paragraph" style:parent-style-name="Standard">
      <style:text-properties officeooo:rsid="00186ac7" officeooo:paragraph-rsid="00186ac7"/>
    </style:style>
    <style:style style:name="P7" style:family="paragraph" style:parent-style-name="Standard">
      <style:text-properties officeooo:rsid="00186ac7" officeooo:paragraph-rsid="0015fe26"/>
    </style:style>
    <style:style style:name="P8" style:family="paragraph" style:parent-style-name="Standard">
      <style:text-properties officeooo:rsid="00186ac7" officeooo:paragraph-rsid="0023402d"/>
    </style:style>
    <style:style style:name="P9" style:family="paragraph" style:parent-style-name="Standard">
      <style:text-properties officeooo:rsid="001a0654" officeooo:paragraph-rsid="001a0654"/>
    </style:style>
    <style:style style:name="P10" style:family="paragraph" style:parent-style-name="Standard">
      <style:text-properties officeooo:rsid="001a0654" officeooo:paragraph-rsid="0023402d"/>
    </style:style>
    <style:style style:name="P11" style:family="paragraph" style:parent-style-name="Standard">
      <style:text-properties officeooo:rsid="001a0654" officeooo:paragraph-rsid="00256dcd"/>
    </style:style>
    <style:style style:name="P12" style:family="paragraph" style:parent-style-name="Standard">
      <style:text-properties officeooo:rsid="001a85b2" officeooo:paragraph-rsid="001a85b2"/>
    </style:style>
    <style:style style:name="P13" style:family="paragraph" style:parent-style-name="Standard">
      <style:text-properties officeooo:rsid="001a85b2" officeooo:paragraph-rsid="00256dcd"/>
    </style:style>
    <style:style style:name="P14" style:family="paragraph" style:parent-style-name="Standard">
      <style:text-properties officeooo:rsid="001a85b2" officeooo:paragraph-rsid="0025b628"/>
    </style:style>
    <style:style style:name="P15" style:family="paragraph" style:parent-style-name="Standard">
      <style:text-properties officeooo:rsid="001adf85" officeooo:paragraph-rsid="001adf85"/>
    </style:style>
    <style:style style:name="P16" style:family="paragraph" style:parent-style-name="Standard">
      <style:text-properties officeooo:rsid="001adf85" officeooo:paragraph-rsid="0025b628"/>
    </style:style>
    <style:style style:name="P17" style:family="paragraph" style:parent-style-name="Standard">
      <style:text-properties officeooo:rsid="001d72c0" officeooo:paragraph-rsid="001d72c0"/>
    </style:style>
    <style:style style:name="P18" style:family="paragraph" style:parent-style-name="Standard">
      <style:text-properties officeooo:rsid="001d72c0" officeooo:paragraph-rsid="0025b628"/>
    </style:style>
    <style:style style:name="P19" style:family="paragraph" style:parent-style-name="Standard">
      <style:text-properties officeooo:rsid="001fa520" officeooo:paragraph-rsid="001fa520"/>
    </style:style>
    <style:style style:name="P20" style:family="paragraph" style:parent-style-name="Standard">
      <style:text-properties officeooo:rsid="001fa520" officeooo:paragraph-rsid="0025b628"/>
    </style:style>
    <style:style style:name="P21" style:family="paragraph" style:parent-style-name="Standard">
      <style:text-properties officeooo:rsid="0020fe3b" officeooo:paragraph-rsid="0020fe3b"/>
    </style:style>
    <style:style style:name="P22" style:family="paragraph" style:parent-style-name="Standard">
      <style:text-properties officeooo:rsid="0023402d" officeooo:paragraph-rsid="0023402d"/>
    </style:style>
    <style:style style:name="P23" style:family="paragraph" style:parent-style-name="Standard">
      <style:paragraph-properties fo:text-align="center" style:justify-single-word="false"/>
      <style:text-properties fo:color="#800000" fo:font-size="14pt" style:text-underline-style="solid" style:text-underline-width="auto" style:text-underline-color="font-color" officeooo:rsid="0023402d" officeooo:paragraph-rsid="0023402d" style:font-size-asian="14pt" style:font-size-complex="14pt"/>
    </style:style>
    <style:style style:name="P24" style:family="paragraph" style:parent-style-name="Standard">
      <style:text-properties style:text-underline-style="solid" style:text-underline-width="auto" style:text-underline-color="font-color" officeooo:rsid="00122cb2" officeooo:paragraph-rsid="00122cb2"/>
    </style:style>
    <style:style style:name="P25" style:family="paragraph" style:parent-style-name="Standard">
      <style:text-properties style:text-underline-style="solid" style:text-underline-width="auto" style:text-underline-color="font-color" officeooo:rsid="0023402d" officeooo:paragraph-rsid="0023402d"/>
    </style:style>
    <style:style style:name="P26" style:family="paragraph" style:parent-style-name="Standard">
      <style:text-properties fo:font-style="italic" officeooo:rsid="00122cb2" officeooo:paragraph-rsid="00122cb2" style:font-style-asian="italic" style:font-style-complex="italic"/>
    </style:style>
    <style:style style:name="P27" style:family="paragraph" style:parent-style-name="Standard">
      <style:text-properties fo:font-style="italic" officeooo:rsid="0015fe26" officeooo:paragraph-rsid="0015fe26" style:font-style-asian="italic" style:font-style-complex="italic"/>
    </style:style>
    <style:style style:name="P28" style:family="paragraph" style:parent-style-name="Standard">
      <style:text-properties fo:font-style="italic" officeooo:rsid="001677d0" officeooo:paragraph-rsid="0023402d" style:font-style-asian="italic" style:font-style-complex="italic"/>
    </style:style>
    <style:style style:name="P29" style:family="paragraph" style:parent-style-name="Standard">
      <style:text-properties fo:font-style="italic" officeooo:rsid="00186ac7" officeooo:paragraph-rsid="0023402d" style:font-style-asian="italic" style:font-style-complex="italic"/>
    </style:style>
    <style:style style:name="P30" style:family="paragraph" style:parent-style-name="Standard">
      <style:text-properties fo:font-style="italic" officeooo:rsid="001a0654" officeooo:paragraph-rsid="0023402d" style:font-style-asian="italic" style:font-style-complex="italic"/>
    </style:style>
    <style:style style:name="P31" style:family="paragraph" style:parent-style-name="Standard">
      <style:text-properties fo:font-style="italic" officeooo:rsid="001a0654" officeooo:paragraph-rsid="00256dcd" style:font-style-asian="italic" style:font-style-complex="italic"/>
    </style:style>
    <style:style style:name="P32" style:family="paragraph" style:parent-style-name="Standard">
      <style:text-properties fo:font-style="italic" officeooo:rsid="00256dcd" officeooo:paragraph-rsid="00256dcd" style:font-style-asian="italic" style:font-style-complex="italic"/>
    </style:style>
    <style:style style:name="P33" style:family="paragraph" style:parent-style-name="Standard">
      <style:text-properties fo:font-style="italic" officeooo:rsid="001a85b2" officeooo:paragraph-rsid="00256dcd" style:font-style-asian="italic" style:font-style-complex="italic"/>
    </style:style>
    <style:style style:name="P34" style:family="paragraph" style:parent-style-name="Standard">
      <style:text-properties fo:font-style="italic" officeooo:rsid="001a85b2" officeooo:paragraph-rsid="0025b628" style:font-style-asian="italic" style:font-style-complex="italic"/>
    </style:style>
    <style:style style:name="P35" style:family="paragraph" style:parent-style-name="Standard">
      <style:text-properties fo:font-style="italic" officeooo:rsid="001adf85" officeooo:paragraph-rsid="0025b628" style:font-style-asian="italic" style:font-style-complex="italic"/>
    </style:style>
    <style:style style:name="P36" style:family="paragraph" style:parent-style-name="Standard">
      <style:text-properties fo:font-style="italic" officeooo:rsid="001fa520" officeooo:paragraph-rsid="0025b628" style:font-style-asian="italic" style:font-style-complex="italic"/>
    </style:style>
    <style:style style:name="P37" style:family="paragraph" style:parent-style-name="Standard">
      <style:text-properties fo:font-style="italic" officeooo:rsid="00215325" officeooo:paragraph-rsid="0025b628" style:font-style-asian="italic" style:font-style-complex="italic"/>
    </style:style>
    <style:style style:name="P38" style:family="paragraph" style:parent-style-name="Standard">
      <style:text-properties fo:font-style="italic" officeooo:rsid="00285c28" officeooo:paragraph-rsid="00285c28" style:font-style-asian="italic" style:font-style-complex="italic"/>
    </style:style>
    <style:style style:name="P39" style:family="paragraph" style:parent-style-name="Standard">
      <style:text-properties officeooo:rsid="00130155" officeooo:paragraph-rsid="0015fe26"/>
    </style:style>
    <style:style style:name="P40" style:family="paragraph" style:parent-style-name="Standard">
      <style:text-properties officeooo:rsid="0025b628" officeooo:paragraph-rsid="0025b628"/>
    </style:style>
    <style:style style:name="P41" style:family="paragraph" style:parent-style-name="Standard">
      <style:text-properties officeooo:rsid="00215325" officeooo:paragraph-rsid="0025b628"/>
    </style:style>
    <style:style style:name="P42" style:family="paragraph" style:parent-style-name="Standard">
      <style:text-properties officeooo:rsid="0025d679" officeooo:paragraph-rsid="0025d679"/>
    </style:style>
    <style:style style:name="P43" style:family="paragraph" style:parent-style-name="Standard">
      <style:text-properties officeooo:rsid="00267d03" officeooo:paragraph-rsid="00267d03"/>
    </style:style>
    <style:style style:name="P44" style:family="paragraph" style:parent-style-name="Standard">
      <style:text-properties officeooo:rsid="00285c28" officeooo:paragraph-rsid="00285c28"/>
    </style:style>
    <style:style style:name="P45" style:family="paragraph" style:parent-style-name="Standard">
      <style:text-properties officeooo:rsid="00285c28" officeooo:paragraph-rsid="0028d4af"/>
    </style:style>
    <style:style style:name="P46" style:family="paragraph" style:parent-style-name="Standard">
      <style:text-properties officeooo:rsid="002a63b8" officeooo:paragraph-rsid="002a63b8"/>
    </style:style>
    <style:style style:name="P47" style:family="paragraph" style:parent-style-name="Standard">
      <style:text-properties officeooo:rsid="002be169" officeooo:paragraph-rsid="002be169"/>
    </style:style>
    <style:style style:name="P48" style:family="paragraph" style:parent-style-name="Standard">
      <style:text-properties officeooo:rsid="002be169" officeooo:paragraph-rsid="002d629e"/>
    </style:style>
    <style:style style:name="P49" style:family="paragraph" style:parent-style-name="Standard">
      <style:text-properties officeooo:rsid="0028d4af" officeooo:paragraph-rsid="0028d4af"/>
    </style:style>
    <style:style style:name="P50" style:family="paragraph" style:parent-style-name="Standard">
      <style:text-properties officeooo:rsid="002e96fe" officeooo:paragraph-rsid="002e96fe"/>
    </style:style>
    <style:style style:name="P51" style:family="paragraph" style:parent-style-name="Standard">
      <style:text-properties officeooo:rsid="002e96fe" officeooo:paragraph-rsid="002be169"/>
    </style:style>
    <style:style style:name="P52" style:family="paragraph" style:parent-style-name="Standard">
      <style:text-properties officeooo:rsid="00304545" officeooo:paragraph-rsid="00304545"/>
    </style:style>
    <style:style style:name="P53" style:family="paragraph" style:parent-style-name="Standard">
      <style:text-properties officeooo:rsid="00304545" officeooo:paragraph-rsid="002be169"/>
    </style:style>
    <style:style style:name="P54" style:family="paragraph" style:parent-style-name="Standard">
      <style:text-properties officeooo:rsid="0031c817" officeooo:paragraph-rsid="0031c817"/>
    </style:style>
    <style:style style:name="P55" style:family="paragraph" style:parent-style-name="Standard">
      <style:text-properties officeooo:rsid="0036a368" officeooo:paragraph-rsid="0036a368"/>
    </style:style>
    <style:style style:name="P56" style:family="paragraph" style:parent-style-name="Standard">
      <style:text-properties officeooo:rsid="003904a4" officeooo:paragraph-rsid="003c6931"/>
    </style:style>
    <style:style style:name="P57" style:family="paragraph" style:parent-style-name="Standard">
      <style:text-properties officeooo:rsid="003e1ab9" officeooo:paragraph-rsid="003e1ab9"/>
    </style:style>
    <style:style style:name="P58" style:family="paragraph" style:parent-style-name="Standard">
      <style:text-properties officeooo:rsid="00399709" officeooo:paragraph-rsid="003c6931"/>
    </style:style>
    <style:style style:name="P59" style:family="paragraph" style:parent-style-name="Standard">
      <style:text-properties officeooo:rsid="003f3450" officeooo:paragraph-rsid="003f3450"/>
    </style:style>
    <style:style style:name="P60" style:family="paragraph" style:parent-style-name="Standard">
      <style:text-properties officeooo:rsid="00414575" officeooo:paragraph-rsid="00414575"/>
    </style:style>
    <style:style style:name="P61" style:family="paragraph" style:parent-style-name="Standard">
      <style:text-properties officeooo:rsid="00422da6" officeooo:paragraph-rsid="00414575"/>
    </style:style>
    <style:style style:name="P62" style:family="paragraph" style:parent-style-name="Standard">
      <style:text-properties officeooo:rsid="00422da6" officeooo:paragraph-rsid="00422da6"/>
    </style:style>
    <style:style style:name="P63" style:family="paragraph" style:parent-style-name="Standard">
      <style:text-properties officeooo:rsid="0042e792" officeooo:paragraph-rsid="0042e792"/>
    </style:style>
    <style:style style:name="P64" style:family="paragraph" style:parent-style-name="Standard">
      <style:text-properties officeooo:rsid="00439317" officeooo:paragraph-rsid="00439317"/>
    </style:style>
    <style:style style:name="P65" style:family="paragraph" style:parent-style-name="Table_20_Contents">
      <style:text-properties officeooo:rsid="001c08b1" officeooo:paragraph-rsid="001c08b1"/>
    </style:style>
    <style:style style:name="P66" style:family="paragraph" style:parent-style-name="Table_20_Contents">
      <style:paragraph-properties fo:text-align="center" style:justify-single-word="false"/>
      <style:text-properties officeooo:rsid="001c08b1" officeooo:paragraph-rsid="001c08b1"/>
    </style:style>
    <style:style style:name="P67" style:family="paragraph" style:parent-style-name="Table_20_Contents">
      <style:text-properties officeooo:rsid="001d72c0" officeooo:paragraph-rsid="001d72c0"/>
    </style:style>
    <style:style style:name="P68" style:family="paragraph" style:parent-style-name="Table_20_Contents">
      <style:text-properties officeooo:rsid="00205cef" officeooo:paragraph-rsid="001c08b1"/>
    </style:style>
    <style:style style:name="P69" style:family="paragraph" style:parent-style-name="Table_20_Contents">
      <style:text-properties officeooo:rsid="00334bfa" officeooo:paragraph-rsid="00334bfa"/>
    </style:style>
    <style:style style:name="P70" style:family="paragraph" style:parent-style-name="Table_20_Contents">
      <style:text-properties officeooo:rsid="0034df91" officeooo:paragraph-rsid="0034df91"/>
    </style:style>
    <style:style style:name="P71" style:family="paragraph" style:parent-style-name="Table_20_Contents">
      <style:text-properties officeooo:rsid="00387768" officeooo:paragraph-rsid="00387768"/>
    </style:style>
    <style:style style:name="P72" style:family="paragraph" style:parent-style-name="Standard">
      <style:paragraph-properties fo:padding="0.074cm" fo:border-left="none" fo:border-right="none" fo:border-top="none" fo:border-bottom="0.06pt solid #000000" style:join-border="false"/>
      <style:text-properties officeooo:rsid="00130155" officeooo:paragraph-rsid="0015fe26"/>
    </style:style>
    <style:style style:name="P73" style:family="paragraph" style:parent-style-name="Standard">
      <style:text-properties officeooo:rsid="0045cbb7" officeooo:paragraph-rsid="0045cbb7"/>
    </style:style>
    <style:style style:name="P74" style:family="paragraph" style:parent-style-name="Standard">
      <style:text-properties officeooo:rsid="0047ad18" officeooo:paragraph-rsid="0047ad18"/>
    </style:style>
    <style:style style:name="P75" style:family="paragraph" style:parent-style-name="Standard">
      <style:text-properties officeooo:rsid="004876db" officeooo:paragraph-rsid="004876db"/>
    </style:style>
    <style:style style:name="P76" style:family="paragraph" style:parent-style-name="Standard">
      <style:text-properties officeooo:rsid="004c1633" officeooo:paragraph-rsid="004c1633"/>
    </style:style>
    <style:style style:name="P77" style:family="paragraph" style:parent-style-name="Standard">
      <style:text-properties officeooo:rsid="004ea54f" officeooo:paragraph-rsid="004ea54f"/>
    </style:style>
    <style:style style:name="T1" style:family="text">
      <style:text-properties officeooo:rsid="00130155"/>
    </style:style>
    <style:style style:name="T2" style:family="text">
      <style:text-properties fo:font-weight="bold" style:font-weight-asian="bold" style:font-weight-complex="bold"/>
    </style:style>
    <style:style style:name="T3" style:family="text">
      <style:text-properties officeooo:rsid="001adf85"/>
    </style:style>
    <style:style style:name="T4" style:family="text">
      <style:text-properties officeooo:rsid="0020fe3b"/>
    </style:style>
    <style:style style:name="T5" style:family="text">
      <style:text-properties officeooo:rsid="0023402d"/>
    </style:style>
    <style:style style:name="T6" style:family="text">
      <style:text-properties fo:font-style="italic" style:font-style-asian="italic" style:font-style-complex="italic"/>
    </style:style>
    <style:style style:name="T7" style:family="text">
      <style:text-properties fo:font-style="italic" officeooo:rsid="0023402d" style:font-style-asian="italic" style:font-style-complex="italic"/>
    </style:style>
    <style:style style:name="T8" style:family="text">
      <style:text-properties fo:font-style="italic" officeooo:rsid="00256dcd" style:font-style-asian="italic" style:font-style-complex="italic"/>
    </style:style>
    <style:style style:name="T9" style:family="text">
      <style:text-properties fo:font-style="italic" officeooo:rsid="0025b628" style:font-style-asian="italic" style:font-style-complex="italic"/>
    </style:style>
    <style:style style:name="T10" style:family="text">
      <style:text-properties officeooo:rsid="00256dcd"/>
    </style:style>
    <style:style style:name="T11" style:family="text">
      <style:text-properties officeooo:rsid="0025b628"/>
    </style:style>
    <style:style style:name="T12" style:family="text">
      <style:text-properties officeooo:rsid="0029f1d2"/>
    </style:style>
    <style:style style:name="T13" style:family="text">
      <style:text-properties officeooo:rsid="002d629e"/>
    </style:style>
    <style:style style:name="T14" style:family="text">
      <style:text-properties officeooo:rsid="002e96fe"/>
    </style:style>
    <style:style style:name="T15" style:family="text">
      <style:text-properties officeooo:rsid="0031518c"/>
    </style:style>
    <style:style style:name="T16" style:family="text">
      <style:text-properties officeooo:rsid="0034df91"/>
    </style:style>
    <style:style style:name="T17" style:family="text">
      <style:text-properties officeooo:rsid="003904a4"/>
    </style:style>
    <style:style style:name="T18" style:family="text">
      <style:text-properties officeooo:rsid="00399709"/>
    </style:style>
    <style:style style:name="T19" style:family="text">
      <style:text-properties officeooo:rsid="003b05be"/>
    </style:style>
    <style:style style:name="T20" style:family="text">
      <style:text-properties officeooo:rsid="003c6931"/>
    </style:style>
    <style:style style:name="T21" style:family="text">
      <style:text-properties officeooo:rsid="0042e792"/>
    </style:style>
    <style:style style:name="T22" style:family="text">
      <style:text-properties officeooo:rsid="0043754b"/>
    </style:style>
    <style:style style:name="T23" style:family="text">
      <style:text-properties officeooo:rsid="004451ee"/>
    </style:style>
    <style:style style:name="T24" style:family="text">
      <style:text-properties officeooo:rsid="004d23a3"/>
    </style:style>
    <style:style style:name="T25" style:family="text">
      <style:text-properties officeooo:rsid="004ea54f"/>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Méthodologie de la gestion de projet</text:p>
      <text:p text:style-name="P1"/>
      <text:p text:style-name="P1"><text:span text:style-name="T5">contact de f</text:span>ranck seimann :</text:p>
      <text:p text:style-name="P1">t<text:span text:style-name="T5">el :<text:tab/><text:tab/></text:span>06 81 18 06 74</text:p>
      <text:p text:style-name="P1"><text:span text:style-name="T5">e-mail :<text:tab/></text:span><text:a xlink:type="simple" xlink:href="mailto:franck.seimann@sistema-strategy.com" text:style-name="Internet_20_link" text:visited-style-name="Visited_20_Internet_20_Link">franck.seimann@sistema-strategy.com</text:a></text:p>
      <text:p text:style-name="P1"/>
      <text:p text:style-name="P24"><text:span text:style-name="T5">1)</text:span>Sujet du projet :</text:p>
      <text:p text:style-name="P1"/>
      <text:p text:style-name="P22">A définir.</text:p>
      <text:p text:style-name="P1"/>
      <text:p text:style-name="P26">Référentiel  <text:span text:style-name="T5">du projet</text:span>:</text:p>
      <text:p text:style-name="P26"/>
      <text:p text:style-name="P1"><text:tab/><text:tab/>-2 base de <text:span text:style-name="T1">données et une base de données non structuré pour la BI</text:span> </text:p>
      <text:p text:style-name="P1"><text:tab/><text:tab/>-deux Os minimum (android, linux, windows,<text:span text:style-name="T1">etc...</text:span>)</text:p>
      <text:p text:style-name="P1"><text:tab/><text:tab/>-2 langages de programmation </text:p>
      <text:p text:style-name="P1"><text:tab/><text:tab/>-<text:span text:style-name="T1">des web services+micro services </text:span></text:p>
      <text:p text:style-name="P1"><text:tab/><text:tab/>-<text:span text:style-name="T1">du dev mobile</text:span></text:p>
      <text:p text:style-name="P2"><text:tab/><text:tab/>-<text:span text:style-name="T1">plateforme d’échange (ETL,EAI,ESB)</text:span></text:p>
      <text:p text:style-name="P72"/>
      <text:p text:style-name="P39"/>
      <text:p text:style-name="P3">Cours <text:span text:style-name="T5">du 3/11/2017</text:span></text:p>
      <text:p text:style-name="P3"/>
      <text:p text:style-name="P25">1) définition :</text:p>
      <text:p text:style-name="P27"><text:tab/><text:span text:style-name="T5">a)programme de projet :</text:span></text:p>
      <text:p text:style-name="P3"/>
      <text:p text:style-name="P4">un programme est un ensemble de projet, eux-même pouvant être divisé<text:span text:style-name="T5">s</text:span> en sous projet.</text:p>
      <text:p text:style-name="P4"/>
      <text:p text:style-name="P4"><text:tab/><text:span text:style-name="T7">b)Plan de projet :</text:span></text:p>
      <text:p text:style-name="P4"/>
      <text:p text:style-name="P4">Un plan de projet est une notion de synchronisation entre les projets. Il permet de faire le lien entre les différents projets de manière organisé.</text:p>
      <text:p text:style-name="P4"/>
      <text:p text:style-name="P28"><text:span text:style-name="T5"><text:tab/>c)</text:span>L’assemblé des actionnaires :</text:p>
      <text:p text:style-name="P28"/>
      <text:p text:style-name="P5">actionnaires donnant leur aval pour réalisé le projet, possédant un porte feuille de financement. </text:p>
      <text:p text:style-name="P4">Le chef de projet va gérer les projets, et font des retours à leur directeur de projet.</text:p>
      <text:p text:style-name="P4"/>
      <text:p text:style-name="P22"><text:tab/><text:span text:style-name="T6">d) Portefeuille de projet :</text:span></text:p>
      <text:p text:style-name="P4"/>
      <text:p text:style-name="P4">Un porte feuille de projet est l’ensemble des projets pour remplir le programme.</text:p>
      <text:p text:style-name="P3"/>
      <text:p text:style-name="P7"/>
      <text:p text:style-name="P6"><text:span text:style-name="T5"><text:tab/></text:span><text:span text:style-name="T7">e)</text:span><text:span text:style-name="T6">projet :</text:span></text:p>
      <text:p text:style-name="P6"/>
      <text:p text:style-name="P6">C’est un <text:span text:style-name="T2">environnement</text:span> de gestion crée afin de livrer <text:span text:style-name="T2">un ou plusieurs produits </text:span><text:s/>selon un<text:span text:style-name="T2"> cas d’affaire </text:span>spécifié.</text:p>
      <text:p text:style-name="P6"/>
      <text:p text:style-name="P29"><text:span text:style-name="T5"><text:tab/>f)</text:span>Cas d’affaire : </text:p>
      <text:p text:style-name="P8"/>
      <text:p text:style-name="P8">Pourquoi je fait un projet, quelles sont les bénéfice que je vais en tirer.</text:p>
      <text:p text:style-name="P6"/>
      <text:p text:style-name="P10"/>
      <text:p text:style-name="P30"><text:soft-page-break/><text:span text:style-name="T10"><text:tab/>g)Périmètre</text:span> d’un projet : </text:p>
      <text:p text:style-name="P30"/>
      <text:p text:style-name="P10">délimitation du projet, pouvant être subdivisé en sous projet si cela s’avère nécessaire.</text:p>
      <text:p text:style-name="P9"/>
      <text:p text:style-name="P11"><text:span text:style-name="T10"><text:tab/></text:span><text:span text:style-name="T8">h)</text:span><text:span text:style-name="T6">Tâche :</text:span></text:p>
      <text:p text:style-name="P31"/>
      <text:p text:style-name="P11"><text:span text:style-name="T10">A</text:span>ction à mener pour aboutir à un résultat. Les tâches sont reli<text:span text:style-name="T10">é</text:span> par des relations de dépendance. </text:p>
      <text:p text:style-name="P9"/>
      <text:p text:style-name="P9">Une tache est associé<text:span text:style-name="T10">e à</text:span> <text:span text:style-name="T10">cinq</text:span> item<text:span text:style-name="T10">s</text:span> important :</text:p>
      <text:p text:style-name="P9"><text:tab/><text:tab/>-objectif de cette tâche.</text:p>
      <text:p text:style-name="P9"><text:tab/><text:tab/>-Ressources humaines, matérielles ou financières sois adapté à la tache</text:p>
      <text:p text:style-name="P9"><text:tab/><text:tab/>-une charge de travail mesuré entre jour par homme.</text:p>
      <text:p text:style-name="P9"><text:tab/><text:tab/>-possède une date de début et une date de fin.</text:p>
      <text:p text:style-name="P9"/>
      <text:p text:style-name="P9">Une tache dure environ 15 jours ou moins. </text:p>
      <text:p text:style-name="P9"/>
      <text:p text:style-name="P32"><text:tab/>i)Planification du projet : </text:p>
      <text:p text:style-name="P32"/>
      <text:p text:style-name="P11">activé<text:span text:style-name="T10">e</text:span> qui consiste à déterminer et ordonnanc<text:span text:style-name="T10">er</text:span> les taches du projets,<text:span text:style-name="T10">a</text:span> estimé leur charge, et à déterminer les profils nécessaire à leur réalisations.</text:p>
      <text:p text:style-name="P9"/>
      <text:p text:style-name="P33"><text:span text:style-name="T10"><text:tab/>g)</text:span>MOA:</text:p>
      <text:p text:style-name="P33"/>
      <text:p text:style-name="P13">maître d’ouvrage. Une entité porteuse du besoin. Il défini l’objectif du projet, son calendrier et le bujet consacré à son projet. Le résultat du projet est l’ouvrage (la résalisation du produit)</text:p>
      <text:p text:style-name="P12"/>
      <text:p text:style-name="P33"><text:span text:style-name="T10"><text:tab/>h)</text:span>MOAD:</text:p>
      <text:p text:style-name="P33"/>
      <text:p text:style-name="P14">Moa délégué. Lorsque le MOA ne possède pas l’expérience métier au pilotage du projet,il peut faire <text:span text:style-name="T11">appelle à</text:span> une <text:span text:style-name="T11">maîtrise</text:span> d’ouvrage délégué. On parle ainsi <text:span text:style-name="T11">d’assistance</text:span> à <text:span text:style-name="T11">maîtrise</text:span> d’ouvrage. </text:p>
      <text:p text:style-name="P14"/>
      <text:p text:style-name="P14">Le MOAD est chargé de faire l’interface entre le MOA et MOE afin d’aid<text:span text:style-name="T11">er</text:span> le MOA à définir clairement son besoin et de vérifier auprès le MOE si l’objectif est techniquement atteignable. </text:p>
      <text:p text:style-name="P12">Il ne remplace pas le MOA il n’est pas en hierchie auprès du MOE. </text:p>
      <text:p text:style-name="P40"/>
      <text:p text:style-name="P34"><text:span text:style-name="T11"><text:tab/>i)</text:span>MOE :</text:p>
      <text:p text:style-name="P14"/>
      <text:p text:style-name="P14"><text:span text:style-name="T11">E</text:span>ntité retenu par le <text:span text:style-name="T11">maître</text:span> d’ouvrage pour réalis<text:span text:style-name="T11">er</text:span> l’ouvrage dans les conditions de délai de qualité et de <text:span text:style-name="T11">coût</text:span> fixé par ce dernier conformément à un contact. <text:s/>Le MOE est donc responsable des choix techniques <text:span text:style-name="T11">inhérents</text:span> à l<text:span text:style-name="T11">a</text:span> réalisation de l’ouvrage conformément au exigence du MOA.</text:p>
      <text:p text:style-name="P12">Il désigne une personne qui va être chef de projet.</text:p>
      <text:p text:style-name="P12"/>
      <text:p text:style-name="P34"><text:span text:style-name="T11"><text:tab/>j</text:span>Sous traitance : </text:p>
      <text:p text:style-name="P14"/>
      <text:p text:style-name="P14">Pour la réalisation de certaines taches de projets. Lorsque il ne possède pas en interne les ressources nécessaire, le MOE peut faire appeler par une ou plusieurs entreprises externes. </text:p>
      <text:p text:style-name="P12">Chaque sous traitant réalise un sous ensemble du projet directement avec le <text:span text:style-name="T11">maître</text:span> <text:span text:style-name="T11">d’œuvre.</text:span> Mais <text:span text:style-name="T3">na aucune responsabilité direct avec le maître d’ouvrage. </text:span></text:p>
      <text:p text:style-name="P12"/>
      <text:p text:style-name="P15">Pour <text:span text:style-name="T11">réussir</text:span> un projet, il faut de la qualité,<text:span text:style-name="T11">que</text:span> le délai sois <text:span text:style-name="T11">respecté</text:span>, et le <text:span text:style-name="T11">coût</text:span> sois respect<text:span text:style-name="T11">é</text:span>.</text:p>
      <text:p text:style-name="P15"/>
      <text:p text:style-name="P15"/>
      <text:p text:style-name="P35"><text:soft-page-break/><text:span text:style-name="T11"><text:tab/>k)</text:span>Gestion de projet : </text:p>
      <text:p text:style-name="P16"/>
      <text:p text:style-name="P16">Caractérise l’ensemble des outils de gestions mis à la disposition du groupe de projet pour conduire le projet.</text:p>
      <text:p text:style-name="P15"/>
      <text:p text:style-name="P15">L’approche méthodologique est importante pour le <text:span text:style-name="T11">maître</text:span> de projet pour piloter et avoir d’une vision du projet. </text:p>
      <text:p text:style-name="P15"/>
      <text:p text:style-name="P35"><text:span text:style-name="T11"><text:tab/>l)</text:span>Direction de projet : </text:p>
      <text:p text:style-name="P35"/>
      <text:p text:style-name="P16">La mission est de données des objectifs à ses troupes, fournir les moyens associé pour mettre en œuvre le projet. Les <text:span text:style-name="T11">objectifs</text:span> peuvent être stratégique, humains, organisationnel, financiers, politiques. </text:p>
      <text:p text:style-name="P15"/>
      <text:p text:style-name="P16"><text:span text:style-name="T11"><text:tab/></text:span><text:span text:style-name="T9">m)</text:span><text:span text:style-name="T6">Management de projet : </text:span></text:p>
      <text:p text:style-name="P35"/>
      <text:p text:style-name="P16">La réunification <text:s/>des objectifs et de la gestion de projet. </text:p>
      <text:p text:style-name="P20"><text:span text:style-name="T11">I</text:span>mplique de passer d’une organisation classique vers une organisation vertical.Le chef de projet <text:span text:style-name="T4">coordonne</text:span> l’ensemble des projets. Nécéssite un chef de projet très communiquant, rigoureux, avoir une vision globale des projets (on les cordonne, on mutualise les projets)</text:p>
      <text:p text:style-name="P15"/>
      <text:p text:style-name="P15"/>
      <table:table table:name="ManagementPRojet" table:style-name="ManagementPRojet">
        <table:table-column table:style-name="ManagementPRojet.A"/>
        <table:table-column table:style-name="ManagementPRojet.B"/>
        <table:table-row>
          <table:table-cell table:style-name="ManagementPRojet.A1" table:number-columns-spanned="2" office:value-type="string">
            <text:p text:style-name="P66">Management projet</text:p>
          </table:table-cell>
          <table:covered-table-cell/>
        </table:table-row>
        <table:table-row>
          <table:table-cell table:style-name="ManagementPRojet.A2" office:value-type="string">
            <text:p text:style-name="P65">Gestionnaire de projet</text:p>
          </table:table-cell>
          <table:table-cell table:style-name="ManagementPRojet.B2" office:value-type="string">
            <text:p text:style-name="P65">Directeur de projet</text:p>
          </table:table-cell>
        </table:table-row>
        <table:table-row>
          <table:table-cell table:style-name="ManagementPRojet.A2" office:value-type="string">
            <text:p text:style-name="P65">Estimation</text:p>
            <text:p text:style-name="P65">planification</text:p>
            <text:p text:style-name="P65">coutennances</text:p>
            <text:p text:style-name="P65">risques</text:p>
            <text:p text:style-name="P65">configuration</text:p>
            <text:p text:style-name="P65">documentations,</text:p>
            <text:p text:style-name="P65">approvisionnement</text:p>
            <text:p text:style-name="P68">qualités</text:p>
          </table:table-cell>
          <table:table-cell table:style-name="ManagementPRojet.B2" office:value-type="string">
            <text:p text:style-name="P65">Stratégies</text:p>
            <text:p text:style-name="P65">coordination</text:p>
            <text:p text:style-name="P65">R.H</text:p>
            <text:p text:style-name="P65">indicateur</text:p>
            <text:p text:style-name="P65">communication</text:p>
            <text:p text:style-name="P67">contrat</text:p>
          </table:table-cell>
        </table:table-row>
      </table:table>
      <text:p text:style-name="P15"/>
      <text:p text:style-name="P18">Plusieurs types de communication : </text:p>
      <text:p text:style-name="P18"><text:tab/>-Interne <text:span text:style-name="T11">(entre différent membres du services,par exemple)</text:span>, </text:p>
      <text:p text:style-name="P17">auprès du management <text:span text:style-name="T11">(auprès du responsable)</text:span>, </text:p>
      <text:p text:style-name="P17">au personne qui sont en interne, mais pas partie du projet<text:span text:style-name="T11">(des membres d’un autres services)</text:span>,</text:p>
      <text:p text:style-name="P17">gestion de crise <text:span text:style-name="T11">(situation de crise)</text:span></text:p>
      <text:p text:style-name="P17"/>
      <text:p text:style-name="P19"/>
      <text:p text:style-name="P19"/>
      <text:p text:style-name="P36"><text:span text:style-name="T11"><text:tab/>o)</text:span>charte projet : </text:p>
      <text:p text:style-name="P36"/>
      <text:p text:style-name="P20">Premier élément de gouvernance du projet.On s’engage à mettre tout en œuvre pour mettre en place le projet. <text:span text:style-name="T4">On situe le projet dans le contexte. </text:span></text:p>
      <text:p text:style-name="P21"><text:tab/>-On défini les objectifs (méthode S.M.A.R.T,spécifique, mesurable, atteignable et réalisable dans le temps)</text:p>
      <text:p text:style-name="P21"><text:tab/>-les moyens (politique des moyens)</text:p>
      <text:p text:style-name="P21"><text:tab/>-Les responsabilités</text:p>
      <text:p text:style-name="P21"><text:tab/>-le périmètres des projets (ce qui est dans le projets, ce qui est hors de projets)</text:p>
      <text:p text:style-name="P21"><text:tab/>-les livrables </text:p>
      <text:p text:style-name="P21"><text:soft-page-break/><text:tab/>-l’estimation de la charge</text:p>
      <text:p text:style-name="P21"><text:tab/>-les risques du projets</text:p>
      <text:p text:style-name="P21"><text:tab/>-la communication.</text:p>
      <text:p text:style-name="P21"/>
      <text:p text:style-name="P37"><text:span text:style-name="T11"><text:tab/>p)</text:span>W.B.S :</text:p>
      <text:p text:style-name="P41"/>
      <text:p text:style-name="P41"><text:span text:style-name="T11">D</text:span>écoupage de projet. Que doit on faire, et comment doit on s’y prendre (que est la politique de moyen que je dois mettre en œuvre pour y arriver ?, par quel méthode?) ? <text:s text:c="2"/></text:p>
      <text:p text:style-name="P21"/>
      <text:p text:style-name="P42"><text:tab/>-Charte de projet : Décrire le fond et le contexte du projet et la raison pour lequel il est <text:tab/>entreprit. </text:p>
      <text:p text:style-name="P42"><text:tab/>-objectif : mettre tous le monde d’accord et installer une méthode.-On met des objectifs spécifique, mesurable, réaliste, atteignable, mesurable dans le temps. <text:s/></text:p>
      <text:p text:style-name="P42"/>
      <text:p text:style-name="P42"><text:tab/>-Chef de projet :Il va définir la frontière du projet et les limites des projets pour montrer ce qui est prise en compte ou non. </text:p>
      <text:p text:style-name="P42">Il va expliquer les livrables à avoir et ce qui considère non prioritaire.</text:p>
      <text:p text:style-name="P42"/>
      <text:p text:style-name="P42">Un livrable est la réalisation de l’objectif et doit répondre au critére de qualité, temps de mise en œuvre, robustesse et résilience. </text:p>
      <text:p text:style-name="P42"/>
      <text:p text:style-name="P42">A chaque livrable va être un composant du projet afin de faire un « go-no go » du livrable suivant. Afin de pouvoir composer un livrable, on va déjà découper le projet en sous projet ou tache. Pour ce faire, il y a une méthode ou on va faire ressortir deux questions :</text:p>
      <text:p text:style-name="P42"><text:tab/>-que ce que on doit faire.</text:p>
      <text:p text:style-name="P42"><text:tab/>-comment je vais le faire. </text:p>
      <text:p text:style-name="P42"/>
      <text:p text:style-name="P42">On va essayer de descendre en granularité pour trouver ce que on doit faire.</text:p>
      <text:p text:style-name="P42"/>
      <text:p text:style-name="P43">Chaque tache que l’on peut déterminer peut avoir lieu à un résultat bien déterminé. A la fin de cette tache là, j’ai ce qui faut qui tourne.</text:p>
      <text:p text:style-name="P43"/>
      <text:p text:style-name="P43">La charge de travail propre a chacun peut être évalué, via à un schéma ABAQUE (abac?)</text:p>
      <text:p text:style-name="P43"/>
      <text:p text:style-name="P38"><text:span text:style-name="T13"><text:tab/>q)</text:span>évaluation des charges et des contraintes :</text:p>
      <text:p text:style-name="P44"/>
      <text:p text:style-name="P45">Arrivé à un certain niveau de granularité, on peut évaluer les besoins d’une tache et le différent aspect.</text:p>
      <text:p text:style-name="P49">Quand on fait une estimation de charge, le chef se doit de connaître la valeur de ses employés.</text:p>
      <text:p text:style-name="P45"/>
      <text:p text:style-name="P49"><text:tab/>-cycle de vie :</text:p>
      <text:p text:style-name="P45"/>
      <text:p text:style-name="P45"><text:span text:style-name="T12">c’est l’organisation logique des activités qui jalonne la vie du projet depuis l’idée que l’on a eu jusqu’à</text:span> <text:span text:style-name="T12">son obsolescence ou son arrêt d’utilisation.</text:span></text:p>
      <text:p text:style-name="P45"/>
      <text:p text:style-name="P46"><text:tab/>-Phase :</text:p>
      <text:p text:style-name="P46"/>
      <text:p text:style-name="P46">On décompose le projet en plusieurs phase, ou étapes afin de pouvoir réaliser le projet de manière corréante afin de rendre le projet plus cohérent.</text:p>
      <text:p text:style-name="P46">En divisant en phase, il est plus facile de définir les risques. </text:p>
      <text:p text:style-name="P46"/>
      <text:p text:style-name="P46"/>
      <text:p text:style-name="P47"><text:soft-page-break/>Initialisation<text:tab/><text:tab/>planification du projet<text:tab/><text:tab/><text:tab/><text:tab/><text:tab/><text:span text:style-name="T13">évaluation</text:span></text:p>
      <text:p text:style-name="P47">du<text:tab/><text:tab/><text:tab/>pilotage a suivi du projet</text:p>
      <text:p text:style-name="P47">projet<text:tab/><text:tab/><text:tab/>gestion de la qualité<text:tab/></text:p>
      <text:p text:style-name="P47"/>
      <text:p text:style-name="P47"><text:tab/><text:span text:style-name="T13">analyse</text:span></text:p>
      <text:p text:style-name="P47"><text:tab/><text:tab/>conception</text:p>
      <text:p text:style-name="P47"><text:tab/><text:tab/><text:tab/><text:span text:style-name="T13">implémentation</text:span></text:p>
      <text:p text:style-name="P47"><text:tab/><text:tab/><text:tab/><text:tab/><text:tab/>test</text:p>
      <text:p text:style-name="P47"><text:tab/><text:tab/><text:tab/><text:tab/><text:tab/>installation</text:p>
      <text:p text:style-name="P47"/>
      <text:p text:style-name="P47"><text:span text:style-name="T13">Étude</text:span> <text:s/><text:span text:style-name="T13">vérification</text:span> et validation</text:p>
      <text:p text:style-name="P47"><text:span text:style-name="T13">préalable </text:span>gestion de la configuration</text:p>
      <text:p text:style-name="P48">dev de la documentation </text:p>
      <text:p text:style-name="P48">formation<text:tab/><text:tab/><text:tab/><text:tab/><text:tab/><text:tab/><text:tab/><text:tab/><text:tab/><text:span text:style-name="T13">maintenance</text:span> et</text:p>
      <text:p text:style-name="P47"><text:tab/><text:tab/><text:tab/><text:tab/><text:tab/><text:tab/><text:tab/><text:tab/><text:tab/><text:tab/><text:tab/>assistance</text:p>
      <text:p text:style-name="P47"/>
      <text:p text:style-name="P47"/>
      <text:p text:style-name="P47"/>
      <text:p text:style-name="P50">projet amont<text:tab/><text:tab/><text:tab/><text:tab/><text:tab/><text:tab/><text:tab/><text:tab/><text:tab/>aval du projet <text:tab/><text:tab/><text:tab/><text:tab/><text:tab/><text:tab/><text:tab/><text:tab/><text:tab/><text:tab/><text:tab/><text:tab/>(préparation futur)<text:tab/></text:p>
      <text:p text:style-name="P50">&lt;===========&gt;<text:tab/><text:tab/><text:tab/> <text:s text:c="5"/>|<text:tab/><text:tab/>| Projet de réali<text:tab/>||</text:p>
      <text:p text:style-name="P47"><text:tab/><text:tab/><text:tab/><text:tab/><text:tab/> <text:s text:c="5"/><text:span text:style-name="T14">|<text:tab/><text:tab/>|&lt;=============&gt;<text:tab/>||</text:span></text:p>
      <text:p text:style-name="P47"><text:tab/><text:tab/><text:span text:style-name="T14">Conception<text:tab/><text:tab/> <text:s text:c="5"/>|<text:tab/><text:tab/>|ensemble du projet<text:tab/>||</text:span></text:p>
      <text:p text:style-name="P51">idée=========================&gt; Lancement<text:tab/><text:tab/><text:tab/>||Terminaison</text:p>
      <text:p text:style-name="P53"><text:s text:c="8"/>========================&gt; |<text:tab/><text:tab/>|Planification <text:tab/><text:tab/>||</text:p>
      <text:p text:style-name="P47"><text:tab/><text:tab/>-<text:span text:style-name="T14">développement idée<text:tab/> <text:s text:c="5"/>|<text:tab/><text:tab/>|et réalisation <text:s text:c="13"/>||</text:span></text:p>
      <text:p text:style-name="P47"><text:tab/><text:tab/>-<text:span text:style-name="T14">Faisabilité et risques<text:tab/> <text:s text:c="5"/>|<text:tab/><text:tab/>|==============&gt; ||</text:span></text:p>
      <text:p text:style-name="P47"><text:tab/><text:tab/>-<text:span text:style-name="T14">Environnement du projet|<text:tab/><text:tab/>-planif<text:tab/><text:tab/><text:tab/>||</text:span></text:p>
      <text:p text:style-name="P47"><text:tab/><text:tab/><text:tab/><text:tab/><text:tab/><text:tab/><text:tab/>-<text:span text:style-name="T14">réalisation<text:tab/><text:tab/>||</text:span></text:p>
      <text:p text:style-name="P47"><text:tab/><text:tab/><text:tab/><text:tab/><text:tab/><text:tab/><text:tab/>-<text:span text:style-name="T14">mesure corrective<text:tab/>||</text:span></text:p>
      <text:p text:style-name="P47"><text:tab/><text:tab/><text:tab/><text:tab/><text:tab/><text:tab/><text:tab/>-<text:span text:style-name="T14">Gestion des équipes<text:tab/>||</text:span></text:p>
      <text:p text:style-name="P47"><text:tab/><text:tab/><text:tab/><text:tab/><text:tab/><text:tab/><text:tab/><text:tab/><text:tab/><text:tab/><text:span text:style-name="T14">Retour d’expériences</text:span></text:p>
      <text:p text:style-name="P47"><text:tab/><text:tab/><text:tab/><text:tab/><text:tab/><text:tab/><text:tab/><text:tab/><text:tab/><text:tab/><text:span text:style-name="T14">Mémoire.</text:span></text:p>
      <text:p text:style-name="P47"/>
      <text:p text:style-name="P47"/>
      <text:p text:style-name="P52">Les risques du projet :</text:p>
      <text:p text:style-name="P52"/>
      <text:p text:style-name="P52">A partir on a un budget, nous avons le risque de tout perdre. Et l’idée de la gestion des risque apparaît à ce moment là. On doit formalisé les risques en listant l’ensemble des risques. Ensuite, face à ces risques, non allons mettre en place des moyens pour les gérer. (<text:span text:style-name="T15">E</text:span>xemple, dans une feuille excel.)</text:p>
      <text:p text:style-name="P52"/>
      <text:p text:style-name="P52">Cette liste va nous servir tout les jours. A chaque fois, on va l’alimenter au fur et à mesure des problèmes et de l’avancement du projet afin de pouvoir les gérer.</text:p>
      <text:p text:style-name="P52"/>
      <text:p text:style-name="P52">Un risque est une circonstances et des événements qui existe en dehors de la sphère du contrôle du projet et qui auront un impact défavorable sur le projet si ils se produisent. </text:p>
      <text:p text:style-name="P52"/>
      <text:p text:style-name="P54">Organisation du projet :</text:p>
      <text:p text:style-name="P54"/>
      <text:p text:style-name="P54"/>
      <text:p text:style-name="P54"/>
      <text:p text:style-name="P54"><text:soft-page-break/>|==========<text:tab/>|<text:tab/>|=====|<text:tab/><text:tab/>|==========|<text:tab/><text:tab/>|==========<text:tab/>|</text:p>
      <text:p text:style-name="P54">|Maître<text:tab/>|<text:tab/>|<text:tab/>|Maître<text:tab/> |========&gt;<text:tab/>|<text:tab/><text:tab/>|<text:tab/><text:tab/>|Sous<text:tab/><text:tab/>|</text:p>
      <text:p text:style-name="P54">|Ouvrage<text:tab/>|===&gt;<text:tab/>|Œuvre |========&gt;<text:tab/>|Contractants<text:tab/>|=========&gt;<text:tab/>|contractants<text:tab/>|</text:p>
      <text:p text:style-name="P54">|==========<text:tab/>|<text:tab/>|=====|========&gt;<text:tab/>|==========|<text:tab/><text:tab/>|==========<text:tab/>|</text:p>
      <text:p text:style-name="P52"/>
      <text:p text:style-name="P52"/>
      <table:table table:name="Tableau1" table:style-name="Tableau1">
        <table:table-column table:style-name="Tableau1.A" table:number-columns-repeated="3"/>
        <table:table-row>
          <table:table-cell table:style-name="Tableau1.A1" office:value-type="string">
            <text:p text:style-name="P69">Domaines/phases</text:p>
          </table:table-cell>
          <table:table-cell table:style-name="Tableau1.A1" office:value-type="string">
            <text:p text:style-name="P69"><text:span text:style-name="T16">Rôle du maître</text:span> d’ouvrage</text:p>
          </table:table-cell>
          <table:table-cell table:style-name="Tableau1.C1" office:value-type="string">
            <text:p text:style-name="P69"><text:span text:style-name="T16">Rôle du maître</text:span> <text:span text:style-name="T16">d’œuvre</text:span></text:p>
          </table:table-cell>
        </table:table-row>
        <table:table-row>
          <table:table-cell table:style-name="Tableau1.A2" office:value-type="string">
            <text:p text:style-name="P69">Analyse des besoins</text:p>
          </table:table-cell>
          <table:table-cell table:style-name="Tableau1.A2" office:value-type="string">
            <text:p text:style-name="P69">Animation de <text:span text:style-name="T16">groupe</text:span> users,validation</text:p>
          </table:table-cell>
          <table:table-cell table:style-name="Tableau1.C2" office:value-type="string">
            <text:p text:style-name="P70">Démarche ,rédaction</text:p>
          </table:table-cell>
        </table:table-row>
        <table:table-row>
          <table:table-cell table:style-name="Tableau1.A2" office:value-type="string">
            <text:p text:style-name="P69">Specifications</text:p>
          </table:table-cell>
          <table:table-cell table:style-name="Tableau1.A2" office:value-type="string">
            <text:p text:style-name="P69">validation</text:p>
          </table:table-cell>
          <table:table-cell table:style-name="Tableau1.C2" office:value-type="string">
            <text:p text:style-name="P70">Démarche,rédaction</text:p>
          </table:table-cell>
        </table:table-row>
        <table:table-row>
          <table:table-cell table:style-name="Tableau1.A2" office:value-type="string">
            <text:p text:style-name="P69">Architectures</text:p>
          </table:table-cell>
          <table:table-cell table:style-name="Tableau1.A2" office:value-type="string">
            <text:p text:style-name="P69">Approbations par la direction</text:p>
          </table:table-cell>
          <table:table-cell table:style-name="Tableau1.C2" office:value-type="string">
            <text:p text:style-name="P70">Réalisation de l’étude</text:p>
          </table:table-cell>
        </table:table-row>
        <table:table-row>
          <table:table-cell table:style-name="Tableau1.A2" office:value-type="string">
            <text:p text:style-name="P69">Développement</text:p>
          </table:table-cell>
          <table:table-cell table:style-name="Tableau1.A2" office:value-type="string">
            <text:p text:style-name="P69">Suivi d<text:span text:style-name="T16">u travail</text:span>,Controle </text:p>
          </table:table-cell>
          <table:table-cell table:style-name="Tableau1.C2" office:value-type="string">
            <text:p text:style-name="P70">Totalité du travail</text:p>
          </table:table-cell>
        </table:table-row>
        <table:table-row>
          <table:table-cell table:style-name="Tableau1.A2" office:value-type="string">
            <text:p text:style-name="P69">Intégration</text:p>
          </table:table-cell>
          <table:table-cell table:style-name="Tableau1.A2" office:value-type="string">
            <text:p text:style-name="P69">Suivi d<text:span text:style-name="T16">u travail</text:span>,Controle</text:p>
          </table:table-cell>
          <table:table-cell table:style-name="Tableau1.C2" office:value-type="string">
            <text:p text:style-name="P70">Totalité du travail</text:p>
          </table:table-cell>
        </table:table-row>
        <table:table-row>
          <table:table-cell table:style-name="Tableau1.A2" office:value-type="string">
            <text:p text:style-name="P69">Validation, recette</text:p>
          </table:table-cell>
          <table:table-cell table:style-name="Tableau1.A2" office:value-type="string">
            <text:p text:style-name="P69">Totalité des opération</text:p>
          </table:table-cell>
          <table:table-cell table:style-name="Tableau1.C2" office:value-type="string">
            <text:p text:style-name="P70">Assistance du MOA</text:p>
          </table:table-cell>
        </table:table-row>
        <table:table-row>
          <table:table-cell table:style-name="Tableau1.A2" office:value-type="string">
            <text:p text:style-name="P69"><text:span text:style-name="T20">Changement</text:span>,Formation</text:p>
          </table:table-cell>
          <table:table-cell table:style-name="Tableau1.A2" office:value-type="string">
            <text:p text:style-name="P69">Totalité d<text:span text:style-name="T16">u travail</text:span></text:p>
          </table:table-cell>
          <table:table-cell table:style-name="Tableau1.C2" office:value-type="string">
            <text:p text:style-name="P70">Assitance du MOA</text:p>
          </table:table-cell>
        </table:table-row>
        <table:table-row>
          <table:table-cell table:style-name="Tableau1.A2" office:value-type="string">
            <text:p text:style-name="P69">Système Pilote</text:p>
          </table:table-cell>
          <table:table-cell table:style-name="Tableau1.A2" office:value-type="string">
            <text:p text:style-name="P69">Suivi,controle, validation</text:p>
          </table:table-cell>
          <table:table-cell table:style-name="Tableau1.C2" office:value-type="string">
            <text:p text:style-name="P70">Mise en ordre de marche</text:p>
          </table:table-cell>
        </table:table-row>
        <table:table-row>
          <table:table-cell table:style-name="Tableau1.A2" office:value-type="string">
            <text:p text:style-name="P69">Déploiement</text:p>
          </table:table-cell>
          <table:table-cell table:style-name="Tableau1.A2" office:value-type="string">
            <text:p text:style-name="P70">Préparation des sites,validation</text:p>
          </table:table-cell>
          <table:table-cell table:style-name="Tableau1.C2" office:value-type="string">
            <text:p text:style-name="P70">Mise en ordre de marche</text:p>
          </table:table-cell>
        </table:table-row>
        <table:table-row>
          <table:table-cell table:style-name="Tableau1.A2" office:value-type="string">
            <text:p text:style-name="P69">Système qualité</text:p>
          </table:table-cell>
          <table:table-cell table:style-name="Tableau1.A2" office:value-type="string">
            <text:p text:style-name="P70">Précédure propres (interne),Audit projet</text:p>
          </table:table-cell>
          <table:table-cell table:style-name="Tableau1.C2" office:value-type="string">
            <text:p text:style-name="P70">Mise ne place Controle</text:p>
          </table:table-cell>
        </table:table-row>
        <table:table-row>
          <table:table-cell table:style-name="Tableau1.A2" office:value-type="string">
            <text:p text:style-name="P69">Pilotage</text:p>
          </table:table-cell>
          <table:table-cell table:style-name="Tableau1.A2" office:value-type="string">
            <text:p text:style-name="P70">Pilotage,gestion,coordination équipe projet</text:p>
          </table:table-cell>
          <table:table-cell table:style-name="Tableau1.C2" office:value-type="string">
            <text:p text:style-name="P70">Pilotage,gestion,coordination de l’équipe projet.</text:p>
          </table:table-cell>
        </table:table-row>
        <table:table-row>
          <table:table-cell table:style-name="Tableau1.A2" office:value-type="string">
            <text:p text:style-name="P69">Autres projets</text:p>
          </table:table-cell>
          <table:table-cell table:style-name="Tableau1.A2" office:value-type="string">
            <text:p text:style-name="P70">Coordination</text:p>
          </table:table-cell>
          <table:table-cell table:style-name="Tableau1.C2" office:value-type="string">
            <text:p text:style-name="P70">Assistance du MOA.</text:p>
          </table:table-cell>
        </table:table-row>
      </table:table>
      <text:p text:style-name="P52"/>
      <text:p text:style-name="P52"/>
      <text:p text:style-name="P55">Contrat de forfait : Cela donne une obligation de résultat.On met tant sur la table, et cela doit donner tel résultat.</text:p>
      <text:p text:style-name="P55">Le prix du marché correspond au prix de développement réel plus les bénéfices. <text:span text:style-name="T19">C’est celui qui peut rapporté le plus, mais on peut aussi en perdre le plus. Tous les risques sont au fournisseur. </text:span></text:p>
      <text:p text:style-name="P55"/>
      <text:p text:style-name="P55">Contrat de Régit : On donne une résultat de moyen.</text:p>
      <text:p text:style-name="P55"/>
      <text:p text:style-name="P55">Contrat à motivation:Une convention par lequel une ou plusieurs personnes s’oblige envers une ou plusieurs autres a donnés, a faire, ou ne pas faire quelque chose. (article 11 01 du code civil).</text:p>
      <text:p text:style-name="P55"/>
      <text:p text:style-name="P55">Le contrat est un accord de volonté en vue de créer des obligations ou de transférer des droits patrimoniaux d’une personne ou d’une autre. Le contrat de motivation fonctionne par système de bonus.</text:p>
      <text:p text:style-name="P55"/>
      <text:p text:style-name="P55"/>
      <table:table table:name="Tableau2" table:style-name="Tableau2">
        <table:table-column table:style-name="Tableau2.A" table:number-columns-repeated="3"/>
        <table:table-column table:style-name="Tableau2.D"/>
        <table:table-row>
          <table:table-cell table:style-name="Tableau2.A1" office:value-type="string">
            <text:p text:style-name="Table_20_Contents"/>
          </table:table-cell>
          <table:table-cell table:style-name="Tableau2.A1" office:value-type="string">
            <text:p text:style-name="P71">Forfait</text:p>
          </table:table-cell>
          <table:table-cell table:style-name="Tableau2.A1" office:value-type="string">
            <text:p text:style-name="P71">Regie</text:p>
          </table:table-cell>
          <table:table-cell table:style-name="Tableau2.D1" office:value-type="string">
            <text:p text:style-name="P71">Motivation</text:p>
          </table:table-cell>
        </table:table-row>
        <table:table-row>
          <table:table-cell table:style-name="Tableau2.A2" office:value-type="string">
            <text:p text:style-name="P71">Condition générale d’utilisateur</text:p>
          </table:table-cell>
          <table:table-cell table:style-name="Tableau2.A2" office:value-type="string">
            <text:p text:style-name="P71">Coût de revenu technique connus</text:p>
          </table:table-cell>
          <table:table-cell table:style-name="Tableau2.A2" office:value-type="string">
            <text:p text:style-name="P71">Appel à des techinques nouvelle</text:p>
          </table:table-cell>
          <table:table-cell table:style-name="Tableau2.D2" office:value-type="string">
            <text:p text:style-name="P71">Fonction d’objectif à dépasser</text:p>
          </table:table-cell>
        </table:table-row>
        <table:table-row>
          <table:table-cell table:style-name="Tableau2.A2" office:value-type="string">
            <text:p text:style-name="P71">Avantage maître oeuvre</text:p>
          </table:table-cell>
          <table:table-cell table:style-name="Tableau2.A2" office:value-type="string">
            <text:p text:style-name="P71">Marges non contesté</text:p>
          </table:table-cell>
          <table:table-cell table:style-name="Tableau2.A2" office:value-type="string">
            <text:p text:style-name="P71">A l’abri d’envtuelles variables du prix de reviens</text:p>
          </table:table-cell>
          <table:table-cell table:style-name="Tableau2.D2" office:value-type="string">
            <text:p text:style-name="P71">Marge croissante en fonction du dépassement des objectifs contractuels</text:p>
          </table:table-cell>
        </table:table-row>
        <text:soft-page-break/>
        <table:table-row>
          <table:table-cell table:style-name="Tableau2.A2" office:value-type="string">
            <text:p text:style-name="P71">Avantage client</text:p>
          </table:table-cell>
          <table:table-cell table:style-name="Tableau2.A2" office:value-type="string">
            <text:p text:style-name="P71">Budget bien défini</text:p>
          </table:table-cell>
          <table:table-cell table:style-name="Tableau2.A2" office:value-type="string">
            <text:p text:style-name="P71">Controle de la réalisation</text:p>
          </table:table-cell>
          <table:table-cell table:style-name="Tableau2.D2" office:value-type="string">
            <text:p text:style-name="P71"><text:span text:style-name="T17">Accroissement</text:span> de la qualité des <text:span text:style-name="T17">performances</text:span>, des <text:span text:style-name="T17">délais</text:span> et des coûts.</text:p>
          </table:table-cell>
        </table:table-row>
      </table:table>
      <text:p text:style-name="P55"/>
      <text:p text:style-name="P55"/>
      <text:p text:style-name="P56">Régi Forfaité : <text:span text:style-name="T18">visiblement une grosse connerie profitant pour le client, mais je suis pas sur d’avoir compris exactement le délire.</text:span></text:p>
      <text:p text:style-name="P56"/>
      <text:p text:style-name="P58"><text:s/></text:p>
      <text:p text:style-name="P57">Management :</text:p>
      <text:p text:style-name="P57"/>
      <text:p text:style-name="P57"><text:tab/><text:tab/><text:tab/><text:tab/>estimer et planifier</text:p>
      <text:p text:style-name="P57"><text:tab/><text:tab/><text:tab/>|<text:tab/> |</text:p>
      <text:p text:style-name="P57"><text:tab/><text:tab/><text:tab/>|Prévoir|</text:p>
      <text:p text:style-name="P57">→<text:tab/><text:tab/><text:tab/><text:tab/><text:tab/>--&gt;</text:p>
      <text:p text:style-name="P57"/>
      <text:p text:style-name="P57"/>
      <text:p text:style-name="P57"><text:tab/>Convention<text:tab/><text:tab/><text:tab/><text:tab/><text:tab/>Organiser,Structurer et diriger.</text:p>
      <text:p text:style-name="P57">|Réagir|<text:tab/><text:tab/><text:tab/><text:tab/><text:tab/>|agir|<text:tab/></text:p>
      <text:p text:style-name="P57"/>
      <text:p text:style-name="P57"><text:tab/><text:tab/>&lt;--<text:tab/><text:tab/><text:tab/><text:tab/>&lt;--</text:p>
      <text:p text:style-name="P57"><text:tab/><text:tab/><text:tab/>|Contrôler|</text:p>
      <text:p text:style-name="P57"><text:tab/><text:tab/><text:tab/><text:tab/>Mesurer</text:p>
      <text:p text:style-name="P57"><text:tab/><text:tab/><text:tab/><text:tab/>Observer les déviation</text:p>
      <text:p text:style-name="P57"/>
      <text:p text:style-name="P57"/>
      <text:p text:style-name="P57"/>
      <text:p text:style-name="P57"/>
      <text:p text:style-name="P57"/>
      <text:p text:style-name="P59">000000000000000000000000000000000000000000000000000</text:p>
      <text:p text:style-name="P59"/>
      <text:p text:style-name="P59"/>
      <text:p text:style-name="P59"/>
      <text:p text:style-name="P59">Comité de pilotage : Très souvent de sénior dans ce domaine, responsable de la reusite du projet et leur rémunation est condition au projet. </text:p>
      <text:p text:style-name="P59"/>
      <text:p text:style-name="P59">Qualité des chefs de projets :</text:p>
      <text:p text:style-name="P59"><text:tab/><text:tab/>-C’est un vendeur. Il vend une organisation, une synchro de ressources, de moyens, un projet et une rentabilité du projet. Il vend sa compétence, mais aussi on réseau. </text:p>
      <text:p text:style-name="P59"/>
      <text:p text:style-name="P60">Dans l’organisation du comité de pilotage, il y a un exécutif avec le chef de projet, impliqué financièrement</text:p>
      <text:p text:style-name="P60"><text:tab/>l’utilisateur principal qui fait le réensemencement des besoins.</text:p>
      <text:p text:style-name="P61"/>
      <text:p text:style-name="P62">Aventages et inconvénients du custo :</text:p>
      <text:p text:style-name="P62">-L’utilisateur est content.</text:p>
      <text:p text:style-name="P62">-Mais la maintenance du logiciel deviens vite complexe.</text:p>
      <text:p text:style-name="P62"/>
      <text:p text:style-name="P62">Fournisseur principal :</text:p>
      <text:p text:style-name="P62"/>
      <text:p text:style-name="P62"><text:soft-page-break/>Il est là pour mettre en place des ressources, travailler avec le chef du projet, et s’assurer de la qualité des produits livrés. </text:p>
      <text:p text:style-name="P62"/>
      <text:p text:style-name="P62">Un contract miroir : Une entreprise répercute les difficultés sur ces sous traitants.</text:p>
      <text:p text:style-name="P62"/>
      <text:p text:style-name="P62">Le chef de projet est la <text:span text:style-name="T21">manœuvre</text:span> et s’appuie sur les chefs d’équipes, qui produisent des livrables et <text:span text:style-name="T21">remonte l’info au chef de projet. </text:span></text:p>
      <text:p text:style-name="P62"/>
      <text:p text:style-name="P63">La planification : On défini un plan de séquence. C’est à dire des phases. C’est celui qui va évoluer au fur et à mesure du temps par rapport au reporting du comité de projet. </text:p>
      <text:p text:style-name="P63"/>
      <text:p text:style-name="P63">Plan d’équipe : Espèce de grand gant qui indique à chaque tache les équipes consistués et les ressources utilisé.</text:p>
      <text:p text:style-name="P63"/>
      <text:p text:style-name="P63"><text:span text:style-name="T22">Contrôle</text:span> : </text:p>
      <text:p text:style-name="P63"/>
      <text:p text:style-name="P63"/>
      <text:p text:style-name="P63"/>
      <text:p text:style-name="P64">Gestion des risques :</text:p>
      <text:p text:style-name="P64"/>
      <text:p text:style-name="P64"/>
      <text:p text:style-name="P64">Travail à effectuer, formalisation <text:span text:style-name="T23">permettant</text:span> de se poser les bonnes questions.</text:p>
      <text:p text:style-name="P64"/>
      <text:p text:style-name="P64">Il y a l’analyse des risques. Il s’agit de trouver l’ensemble des risques que l’on peut trouver concernant les projets. </text:p>
      <text:p text:style-name="P64"/>
      <text:p text:style-name="P73">Mettre de la qualité peut couter chère. Mais cela permet d’identifier les problèmes potentiels et être le plus possible proactif à la résolution des problèmes.</text:p>
      <text:p text:style-name="P73"/>
      <text:p text:style-name="P73">Gestion des configuration :</text:p>
      <text:p text:style-name="P73"/>
      <text:p text:style-name="P73">La gestion des configuration est proche de ITIL (gros point noir de Prince2). Permet de suivre l’évolution du produit du début à la fin du projet. La gestion des configuration s’effectue dès le débuts du projets. On défini un référentiel qui va normalisé le versionning du projet.C’est un composant qui permet de garder l’histoirique du projet afin de remonter si jamais on tombe à un effet de bord afin d’effectuer une comparaison.</text:p>
      <text:p text:style-name="P73"/>
      <text:p text:style-name="P73">Gestion de changement :</text:p>
      <text:p text:style-name="P73"/>
      <text:p text:style-name="P73">On défini un CAB, et on défini une gestion de changement. On repetorie les différents changements (Requètes, incidents hors spécification,problème impromptu. ) Dans la gestion des problèmes, il y a environ 6 étapes à respecter.</text:p>
      <text:p text:style-name="P73"/>
      <text:p text:style-name="P73"><text:tab/>-Détecter et repertorier.</text:p>
      <text:p text:style-name="P73"><text:tab/>-Catégoriser le problème.</text:p>
      <text:p text:style-name="P73"><text:tab/>-Analysé l’impact du problème.</text:p>
      <text:p text:style-name="P73"><text:tab/>-Enquêter sur les solutions possible</text:p>
      <text:p text:style-name="P73"><text:tab/>-Documenter</text:p>
      <text:p text:style-name="P73"><text:tab/>-mettre à jour le recueil des incidents.</text:p>
      <text:p text:style-name="P73"/>
      <text:p text:style-name="P74"><text:soft-page-break/>On doit determiner de qui on a besoin pour effectuer le changement, l’impact sur l’équipe, est ce que on a la possiblité de faire un rollback, impact sur le projet, la gestion des risques, cas d’affaires…</text:p>
      <text:p text:style-name="P74"/>
      <text:p text:style-name="P74">Dans tout les cas, la gestion de l’impact doit être fait en amont, avant le changement.</text:p>
      <text:p text:style-name="P74"/>
      <text:p text:style-name="P74">Processus de prince 2</text:p>
      <text:p text:style-name="P74"/>
      <text:p text:style-name="P75">Elaboration projet :</text:p>
      <text:p text:style-name="P75"><text:tab/>-Nommé un chef projet.</text:p>
      <text:p text:style-name="P75"><text:tab/>-Consitution des équipes de projet.</text:p>
      <text:p text:style-name="P75"><text:tab/>-nommé une équipe de gestion de projet.</text:p>
      <text:p text:style-name="P75"><text:tab/>-préparer une présentation du projet.</text:p>
      <text:p text:style-name="P75"><text:tab/>-définition d’une approche projet.</text:p>
      <text:p text:style-name="P75"><text:tab/>-planifier l’état initialisation</text:p>
      <text:p text:style-name="P75"/>
      <text:p text:style-name="P75">Initialisation projet :</text:p>
      <text:p text:style-name="P75"/>
      <text:p text:style-name="P75">On a commencé à cerner ce qui va bien concernant le projet, on valide les dates. On affine le projet. On défini les produits et sous produits que on doit livré,les macro-taches.</text:p>
      <text:p text:style-name="P75"><text:tab/>-planifier la qualité.</text:p>
      <text:p text:style-name="P75"><text:tab/>-le cas d’affaire devient de plus en plus fiable</text:p>
      <text:p text:style-name="P75"><text:tab/>-Mise en place de contrôle de projet.</text:p>
      <text:p text:style-name="P75"><text:tab/>-mise en les dossiers du projets.</text:p>
      <text:p text:style-name="P75"><text:tab/>-On va assembler la documentation d’initialisation du projet</text:p>
      <text:p text:style-name="P75">Dirigé un projet :</text:p>
      <text:p text:style-name="P75">-Gestion du fric,</text:p>
      <text:p text:style-name="P75">-Gestion des contrainte.</text:p>
      <text:p text:style-name="P75">-Gestion du personnel </text:p>
      <text:p text:style-name="P75"/>
      <text:p text:style-name="P76">Livraison des produits.</text:p>
      <text:p text:style-name="P76"/>
      <text:p text:style-name="P76">-accepté un lot de travaux</text:p>
      <text:p text:style-name="P76">-exécuter un lot de travaux</text:p>
      <text:p text:style-name="P76">-livre le lot de travaux</text:p>
      <text:p text:style-name="P76"/>
      <text:p text:style-name="P76">fin de séquence :</text:p>
      <text:p text:style-name="P76"/>
      <text:p text:style-name="P76">-Fin de séquence</text:p>
      <text:p text:style-name="P76"><text:tab/>-on planifie</text:p>
      <text:p text:style-name="P76"><text:tab/>-on met à jour le plan projet</text:p>
      <text:p text:style-name="P76"><text:tab/>-on met à jour le cas d’affaires</text:p>
      <text:p text:style-name="P76"><text:tab/>-maj le receuil des risques</text:p>
      <text:p text:style-name="P76"><text:tab/>-on valide la fin de séquence</text:p>
      <text:p text:style-name="P76"><text:tab/>-on produit un plan d’execption qui sera transmis au niveau de commité de pilotage si la fin de séquence est pas bonne</text:p>
      <text:p text:style-name="P76"/>
      <text:p text:style-name="P76">cloture du projet</text:p>
      <text:p text:style-name="P76"/>
      <text:p text:style-name="P76">Il s’agit de s’assurer la suite de la production est tout ce qu’il faut pour continuer la vie courante. Ou on peut clore le projet <text:span text:style-name="T24">prématurément</text:span> si le projet c’est mal passé.</text:p>
      <text:p text:style-name="P76"/>
      <text:p text:style-name="P76"><text:soft-page-break/>Quand on clot un projet, on s’assure de la satisfaction client. On vérifie la politique de moyen du après-projet (on vérifie que ceux qui prenne le relai on les ressources nécessaires pour continuer le projet) on fait les recommandations. </text:p>
      <text:p text:style-name="P75"/>
      <text:p text:style-name="P75">-<text:span text:style-name="T25">On prépare la fin de projet.</text:span></text:p>
      <text:p text:style-name="P75">-<text:span text:style-name="T25">On identifie les actions que on doit suivre. (on prépare la feuille de route pour les suivants)</text:span></text:p>
      <text:p text:style-name="P75">-<text:span text:style-name="T25">On évalue le plan poste projet.</text:span></text:p>
      <text:p text:style-name="P75"/>
      <text:p text:style-name="P77">Planification :</text:p>
      <text:p text:style-name="P77">La gestion de projet n’est efficace que si on peut controler la planification et que elle est de qualité. </text:p>
      <text:p text:style-name="P77">Cette planification passe par un certain nombre d’outil (PERT, GANT, MSPROJECT,EXCEL)</text:p>
      <text:p text:style-name="P77"/>
      <text:p text:style-name="P77">Périmètre :</text:p>
      <text:p text:style-name="P77"/>
      <text:p text:style-name="P77">On défini le niveau de planifcation du projet (niveau de granularité), définir les outils,identifiés les activités nécessaires pour le projet, les délais, les produits à livrer (ou produit intermédiaire), estimé la charge de travail nécessaire, alloué les activités ou les ressources disponible pour les projets,analyse des risques inérantes du projets, ajouter les notes explicatives du projets. </text:p>
      <text:p text:style-name="P77"/>
      <text:p text:style-name="P77"><text:tab/>-Concevoir le plan</text:p>
      <text:p text:style-name="P77"><text:tab/>-définir les produits que l’ont veut faire</text:p>
      <text:p text:style-name="P77"><text:tab/>-identifiés les activités et leur dépendance</text:p>
      <text:p text:style-name="P77"><text:tab/>-estimer la charge de travail</text:p>
      <text:p text:style-name="P77"><text:tab/>-ordonnancé</text:p>
      <text:p text:style-name="P77"><text:tab/>-analyser des risques</text:p>
      <text:p text:style-name="P77"><text:tab/>-finaliser le pla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3T13:10:50.773141916</meta:creation-date>
    <dc:date>2018-04-16T16:44:03.565132300</dc:date>
    <meta:editing-duration>PT4H50M8S</meta:editing-duration>
    <meta:editing-cycles>15</meta:editing-cycles>
    <meta:generator>LibreOffice/5.1.6.2$Linux_X86_64 LibreOffice_project/10m0$Build-2</meta:generator>
    <meta:document-statistic meta:table-count="3" meta:image-count="0" meta:object-count="0" meta:page-count="10" meta:paragraph-count="303" meta:word-count="2660" meta:character-count="16866" meta:non-whitespace-character-count="14124"/>
  </office:meta>
</office:document-meta>
</file>